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c9a" officeooo:paragraph-rsid="00061c9a"/>
    </style:style>
    <style:style style:name="P2" style:family="paragraph" style:parent-style-name="Standard">
      <style:text-properties officeooo:paragraph-rsid="00061c9a"/>
    </style:style>
    <style:style style:name="T1" style:family="text">
      <style:text-properties officeooo:rsid="00061c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tab/><text:tab/><text:tab/><text:tab/><text:tab/> <text:s text:c="3"/><text:span text:style-name="T1">Cahier des charges</text:span></text:p>
      <text:p text:style-name="Standard"/>
      <text:p text:style-name="Standard"/>
      <text:p text:style-name="P2"/>
      <text:p text:style-name="P2"><text:span text:style-name="T1">Objectif : créer un software où on peut stocker les objets et développe une interface de test</text:span></text:p>
      <text:p text:style-name="P1">client : Prof</text:p>
      <text:p text:style-name="P1">Groupe : Sabrina, Georges, Luca, Valentin, Ayoub</text:p>
      <text:p text:style-name="P1"/>
      <text:p text:style-name="P1"/>
      <text:p text:style-name="P1"/>
      <text:p text:style-name="P1"/>
      <text:p text:style-name="P1">Chaque personne de notre groupe a une tache spécifique.</text:p>
      <text:p text:style-name="P1"/>
      <text:p text:style-name="P1">Premier étape est de analyse et <text:s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7:34:01.541189068</meta:creation-date>
    <dc:date>2026-01-19T17:42:10.797943335</dc:date>
    <meta:editing-duration>PT8M1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45" meta:character-count="269" meta:non-whitespace-character-count="219"/>
  </office:meta>
</office:document-meta>
</file>